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54B6000039319A6852B4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mbria" svg:font-family="Cambria" style:font-family-generic="swiss"/>
    <style:font-face style:name="Courier New" svg:font-family="'Courier New'" style:font-family-generic="swiss"/>
    <style:font-face style:name="DejaVu Sans" svg:font-family="'DejaVu Sans'" style:font-family-generic="swiss"/>
    <style:font-face style:name="FreeSans1" svg:font-family="FreeSans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Wingdings" svg:font-family="Wingdings" style:font-family-generic="swiss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5.998cm" style:page-number="auto" table:align="margins" style:writing-mode="lr-tb"/>
    </style:style>
    <style:style style:name="Tableau1.A" style:family="table-column">
      <style:table-column-properties style:column-width="15.998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Heading_20_2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5eeb79"/>
    </style:style>
    <style:style style:name="P4" style:family="paragraph" style:parent-style-name="Text_20_body">
      <style:paragraph-properties fo:text-align="justify" style:justify-single-word="false"/>
      <style:text-properties fo:color="#000000" fo:language="fr" fo:country="FR" fo:font-weight="bold" style:font-weight-asian="bold" style:font-weight-complex="bold"/>
    </style:style>
    <style:style style:name="P5" style:family="paragraph" style:parent-style-name="Text_20_body">
      <style:paragraph-properties fo:margin-top="0.212cm" fo:margin-bottom="0cm" style:contextual-spacing="false" fo:text-align="justify" style:justify-single-word="false"/>
    </style:style>
    <style:style style:name="P6" style:family="paragraph" style:parent-style-name="Text_20_body">
      <style:paragraph-properties fo:margin-top="0.212cm" fo:margin-bottom="0.212cm" style:contextual-spacing="false"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dafce"/>
    </style:style>
    <style:style style:name="P9" style:family="paragraph" style:parent-style-name="Standard">
      <style:paragraph-properties fo:text-align="justify" style:justify-single-word="false"/>
      <style:text-properties officeooo:paragraph-rsid="001fd7cf"/>
    </style:style>
    <style:style style:name="P10" style:family="paragraph" style:parent-style-name="Standard">
      <style:paragraph-properties fo:text-align="justify" style:justify-single-word="false"/>
      <style:text-properties officeooo:paragraph-rsid="005be604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635cm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635cm"/>
        </style:tab-stops>
      </style:paragraph-properties>
      <style:text-properties fo:font-size="10pt" fo:language="fr" fo:country="FR" style:font-size-asian="10pt" style:font-size-complex="10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0.635cm"/>
        </style:tab-stops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language="fr" fo:country="FR"/>
    </style:style>
    <style:style style:name="P17" style:family="paragraph" style:parent-style-name="Standard">
      <style:paragraph-properties fo:text-align="justify" style:justify-single-word="false"/>
      <style:text-properties officeooo:rsid="001fd7cf" officeooo:paragraph-rsid="001fd7cf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5be604" officeooo:paragraph-rsid="005be604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officeooo:paragraph-rsid="005be604"/>
    </style:style>
    <style:style style:name="P20" style:family="paragraph" style:parent-style-name="Standard">
      <style:paragraph-properties fo:text-align="justify" style:justify-single-word="false"/>
      <style:text-properties officeooo:rsid="005b01d6" officeooo:paragraph-rsid="005be604"/>
    </style:style>
    <style:style style:name="P21" style:family="paragraph" style:parent-style-name="Standard">
      <style:paragraph-properties fo:text-align="justify" style:justify-single-word="false"/>
      <style:text-properties officeooo:rsid="001dafce" officeooo:paragraph-rsid="001fd7cf"/>
    </style:style>
    <style:style style:name="P22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>
      <style:paragraph-properties fo:text-align="start" style:justify-single-word="false"/>
      <style:text-properties fo:font-size="12pt" officeooo:rsid="00686457" officeooo:paragraph-rsid="00686457" style:font-size-asian="12pt" style:font-size-complex="12pt"/>
    </style:style>
    <style:style style:name="P25" style:family="paragraph" style:parent-style-name="Heading_20_1">
      <style:paragraph-properties fo:text-align="center" style:justify-single-word="false"/>
      <style:text-properties fo:font-size="12pt" officeooo:rsid="00686457" officeooo:paragraph-rsid="00686457" style:font-size-asian="12pt" style:font-size-complex="12pt"/>
    </style:style>
    <style:style style:name="P26" style:family="paragraph" style:parent-style-name="Heading_20_1">
      <style:paragraph-properties fo:text-align="center" style:justify-single-word="false"/>
      <style:text-properties fo:font-size="10.5pt" officeooo:rsid="00686457" officeooo:paragraph-rsid="00686457" style:font-size-asian="10.5pt" style:font-size-complex="10.5pt"/>
    </style:style>
    <style:style style:name="P27" style:family="paragraph" style:parent-style-name="Standard">
      <style:paragraph-properties fo:text-align="start" style:justify-single-word="false"/>
      <style:text-properties fo:font-size="12pt" officeooo:rsid="00686457" officeooo:paragraph-rsid="00686457" style:font-size-asian="12pt" style:font-size-complex="12pt"/>
    </style:style>
    <style:style style:name="P28" style:family="paragraph" style:parent-style-name="Footer">
      <style:text-properties fo:font-size="11pt" officeooo:rsid="0069409d" officeooo:paragraph-rsid="006a446a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10pt" style:font-size-asian="10pt" style:font-size-complex="10pt"/>
    </style:style>
    <style:style style:name="T5" style:family="text">
      <style:text-properties style:text-position="super 58%" fo:font-size="10pt" fo:language="fr" fo:country="FR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5eeb79" style:font-style-asian="normal" style:font-weight-asian="normal" style:font-style-complex="normal" style:font-weight-complex="normal"/>
    </style:style>
    <style:style style:name="T12" style:family="text">
      <style:text-properties fo:color="#000000" fo:language="fr" fo:country="FR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officeooo:rsid="005b01d6"/>
    </style:style>
    <style:style style:name="T15" style:family="text">
      <style:text-properties fo:color="#000000" officeooo:rsid="005be604"/>
    </style:style>
    <style:style style:name="T16" style:family="text">
      <style:text-properties fo:color="#000000" officeooo:rsid="00623036"/>
    </style:style>
    <style:style style:name="T17" style:family="text">
      <style:text-properties fo:color="#000000" officeooo:rsid="006331f0"/>
    </style:style>
    <style:style style:name="T18" style:family="text">
      <style:text-properties fo:color="#000000" officeooo:rsid="00635445"/>
    </style:style>
    <style:style style:name="T19" style:family="text">
      <style:text-properties fo:color="#000000" officeooo:rsid="00666fec"/>
    </style:style>
    <style:style style:name="T20" style:family="text">
      <style:text-properties fo:font-style="italic" officeooo:rsid="005b01d6" style:font-style-asian="italic" style:font-style-complex="italic"/>
    </style:style>
    <style:style style:name="T21" style:family="text">
      <style:text-properties officeooo:rsid="001dafce"/>
    </style:style>
    <style:style style:name="T22" style:family="text">
      <style:text-properties officeooo:rsid="005b01d6"/>
    </style:style>
    <style:style style:name="T23" style:family="text">
      <style:text-properties officeooo:rsid="005be604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be604" style:font-weight-asian="bold" style:font-weight-complex="bold"/>
    </style:style>
    <style:style style:name="T26" style:family="text">
      <style:text-properties officeooo:rsid="006132fa"/>
    </style:style>
    <style:style style:name="T27" style:family="text">
      <style:text-properties officeooo:rsid="00623036"/>
    </style:style>
    <style:style style:name="T28" style:family="text">
      <style:text-properties style:text-position="0% 100%"/>
    </style:style>
    <style:style style:name="T29" style:family="text">
      <style:text-properties officeooo:rsid="006a446a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.049cm" fo:border="0.06pt solid #80808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6" text:outline-level="1">20th International Conference on Science and Technology Indicators, Lugano, 2<text:span text:style-name="T28">nd</text:span>-4th September 2015 </text:h>
            <text:h text:style-name="P25" text:outline-level="1">Research organizations under scrutiny. New indicators and analytical results</text:h>
          </table:table-cell>
        </table:table-row>
      </table:table>
      <text:h text:style-name="P24" text:outline-level="1"/>
      <text:p text:style-name="P27"/>
      <text:h text:style-name="P23" text:outline-level="1"/>
      <text:h text:style-name="P23" text:outline-level="1"><text:bookmark text:name="__DdeLink__842_108033007"/><text:span text:style-name="T1">My interdisciplinarity </text:span><text:span text:style-name="T2">à moi</text:span></text:h>
      <text:h text:style-name="P22" text:outline-level="1">An analysis of neuroscience research in French Universities, 2008-2012</text:h>
      <text:p text:style-name="P7"/>
      <text:p text:style-name="P11">Lorenzo Cassi<text:span text:style-name="T3">*</text:span>, Wilfredo Mescheba<text:span text:style-name="T3">**</text:span> and Elisabeth de Turckheim<text:span text:style-name="T3">***</text:span></text:p>
      <text:p text:style-name="P13"/>
      <text:p text:style-name="P12"><text:span text:style-name="T4">*</text:span><text:span text:style-name="eudoraheader"><text:span text:style-name="T6">lorenzo.cassi@univ-paris1.fr</text:span></text:span></text:p>
      <text:p text:style-name="P15">CES-University of Paris 1 and HCERES-OST, France</text:p>
      <text:p text:style-name="P12"/>
      <text:p text:style-name="P12"><text:span text:style-name="eudoraheader"><text:span text:style-name="T5">**</text:span></text:span><text:span text:style-name="eudoraheader"><text:span text:style-name="T7"> wilfredo.mescheba@obs-ost.fr</text:span></text:span></text:p>
      <text:p text:style-name="P14">HCERES-OST, France</text:p>
      <text:p text:style-name="P14"/>
      <text:p text:style-name="P12"><text:span text:style-name="eudoraheader"><text:span text:style-name="T5">***</text:span></text:span><text:span text:style-name="eudoraheader"><text:span text:style-name="T7"> elisabeth.deturckheim@obs-ost.fr</text:span></text:span></text:p>
      <text:p text:style-name="P14">INRA-Délégation à l'Évaluation and HCERES-OST, France</text:p>
      <text:p text:style-name="P16"><text:bookmark text:name="__DdeLink__842_1080330071"/></text:p>
      <text:h text:style-name="P1" text:outline-level="2"/>
      <text:p text:style-name="P10"/>
      <text:p text:style-name="P10"/>
      <text:p text:style-name="P10"><text:span text:style-name="T8">The aim of this paper is to analyse the degree of interdisciplinarity of the research in neuroscience in French universities over the period 2008-2012. The paper is an application of the analytical framework proposed by Cassi et al. (2014) to study interdisciplinarity at the institution level. Th</text:span><text:span text:style-name="T18">e present work</text:span><text:span text:style-name="T8">, </text:span><text:span text:style-name="T15">which is the result of interactive process involving </text:span><text:span text:style-name="T8"><text:s/>representatives of university management teams, shows how </text:span><text:span text:style-name="T15">the comparison of </text:span><text:span text:style-name="T8">interdisciplinarity indexes </text:span><text:span text:style-name="T16">of </text:span><text:span text:style-name="T8">different institutions in a research domain </text:span><text:span text:style-name="T15">cou</text:span><text:span text:style-name="T8">ld be use</text:span><text:span text:style-name="T15">d</text:span><text:span text:style-name="T8"> </text:span><text:span text:style-name="T15">to provide quantitative evidence o</text:span><text:span text:style-name="T18">n</text:span><text:span text:style-name="T15"> the </text:span><text:span text:style-name="T8">different </text:span><text:span text:style-name="T15">institution </text:span><text:span text:style-name="T8">strategies.</text:span></text:p>
      <text:p text:style-name="P19"/>
      <text:p text:style-name="P10"><text:span text:style-name="T24"><text:s/></text:span><text:span text:style-name="T25">A global index for the interdisciplinary of an institution</text:span><text:span text:style-name="T23"> </text:span></text:p>
      <text:p text:style-name="P10">Interdisciplinarity can be defined as the integration of knowledge, theories and methods from different disciplines, more or less distant from an epistemological perspective. Following a part of the literature (Porter &amp; Rafols 2009, <text:span text:style-name="T26">Rafols &amp; Meyer 2010</text:span>), <text:span text:style-name="T21">we use a measure of the diversity of the disciplines of the references as an indicator of the interdisciplinarity of the institution in a domain. As developed in a former work (Cassi et al., 2014), the widely used Rao-Stirling diversity index (Stirling, 2007) is able to measure interdisciplinarity at different scales. We explore here how two decompositions of a global interdisciplinarity index can provide some relevant information on interdisciplinary practices of <text:s/>institutions. </text:span></text:p>
      <text:p text:style-name="P10"/>
      <text:p text:style-name="P18">More insight on interdisciplinarity through two decompositions of the index</text:p>
      <text:p text:style-name="P10"><text:span text:style-name="T22">In the case when an institution has a larger global interdisciplinarity index than a benchmark, it is possible to determine whether this higher value is due to the diversity of references in each publication – an interdisciplinarity </text:span><text:span text:style-name="T20">within</text:span><text:span text:style-name="T22"> publication – or to the diversity of the disciplinary profiles of references </text:span><text:span text:style-name="T20">between</text:span><text:span text:style-name="T22"> the publications, or to both practices. </text:span></text:p>
      <text:p text:style-name="P20">Another issue when the global index of a corpus is large compared to its world counterpart, <text:s/>is to find which disciplines are mo<text:span text:style-name="T27">re</text:span> cited by the institution th<text:span text:style-name="T27">a</text:span>n what is normally done. It is <text:soft-page-break/>possible to split the global interdisciplinarity index into discipline contributions and to provide comparative profiles of <text:s/>interdisciplinary collaborations. </text:p>
      <text:p text:style-name="P10"/>
      <text:p text:style-name="P18">Interdisciplinarity practices of French universities in neurosciences</text:p>
      <text:p text:style-name="P10"><text:span text:style-name="T14">This study reveals a diversity of strategies and practices in terms of interdisciplinarity. It allows identifying universities which develop a wide variety of themes in various institutes or teams, leading them to cover the discipline in a richer way than the world standard. Such a university may have a level </text:span><text:span text:style-name="T17">of within publication </text:span><text:span text:style-name="T14">interdisciplinarity</text:span><text:span text:style-name="T15"> </text:span><text:span text:style-name="T14">equivalent to the world average - as does Paris 5 University - or higher than this average, as Nantes and Paris 7. Universities which have a modest investment in the discipline can target their research effort towards collaboration with other fields, as in Nantes. Another strategic option for </text:span><text:span text:style-name="T19">a</text:span><text:span text:style-name="T14"> universit</text:span><text:span text:style-name="T19">y</text:span><text:span text:style-name="T14"> is to develop a specialized component in relation to its excellence area as the University of Grenoble 1 does with imaging technology and computer analysis. Finally, universities that have heavily invested in this area as Aix-Marseille may have a strategy focusing on advanced research on specific topics where its research teams could be leader.</text:span></text:p>
      <text:p text:style-name="P9"/>
      <text:p text:style-name="P17"/>
      <text:p text:style-name="P3"><text:span text:style-name="T10">Figure </text:span><text:span text:style-name="T11">1</text:span><text:span text:style-name="T10">. Within and between interdisciplinarity indexes </text:span><text:span text:style-name="T11">of eight French universities in Neuroscience</text:span></text:p>
      <text:p text:style-name="P21"><draw:frame draw:style-name="fr1" draw:name="Image1" text:anchor-type="paragraph" svg:x="0.771cm" svg:y="-0.026cm" svg:width="13.399cm" svg:height="8.423cm" draw:z-index="0"><draw:image xlink:href="Pictures/20000009000054B6000039319A6852B4.wmf" xlink:type="simple" xlink:show="embed" xlink:actuate="onLoad"/></draw:frame> </text:p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References</text:p>
      <text:p text:style-name="P5"><text:span text:style-name="T12">Cassi, L., Mescheba, W., Turckheim, E. de, (2014). </text:span><text:span text:style-name="T8">How to evaluate the degree of interdisciplinarity of an institution? </text:span><text:span text:style-name="T9">Scientometrics </text:span><text:span text:style-name="T13">101</text:span><text:span text:style-name="T8">:1871–1895 DOI: 10.1007/s11192-014-1280-0</text:span></text:p>
      <text:p text:style-name="P5"><text:soft-page-break/><text:span text:style-name="T8">Porter, A. and Rafols, I. (2009). Is science becoming more interdisciplinary? Measuring and mapping six research fields over time. </text:span><text:span text:style-name="T9">Scientometrics,</text:span><text:span text:style-name="T8"> </text:span><text:span text:style-name="T13">81</text:span><text:span text:style-name="T8">(3):719–745.</text:span></text:p>
      <text:p text:style-name="P5"><text:span text:style-name="T8">Rafols, I. and Meyer, M. (2010). Diversity and network coherence as indicators of interdisciplinarity: case studies in bionanoscience. </text:span><text:span text:style-name="T9">Scientometrics,</text:span><text:span text:style-name="T13"> 82</text:span><text:span text:style-name="T8">(2):263–287.</text:span></text:p>
      <text:p text:style-name="P6"><text:span text:style-name="T8">Stirling, A. (2007). A general framework for analysing diversity in science, technology and society. </text:span><text:span text:style-name="T9">Journal of The Royal Society Interface</text:span><text:span text:style-name="T8">, 4(15):707–7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mbria" svg:font-family="Cambria" style:font-family-generic="swiss"/>
    <style:font-face style:name="Courier New" svg:font-family="'Courier New'" style:font-family-generic="swiss"/>
    <style:font-face style:name="DejaVu Sans" svg:font-family="'DejaVu Sans'" style:font-family-generic="swiss"/>
    <style:font-face style:name="FreeSans1" svg:font-family="FreeSans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Wingdings" svg:font-family="Wingdings" style:font-family-generic="swiss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0.5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vertical-align="baseline" style:writing-mode="lr-tb"/>
      <style:text-properties style:use-window-font-color="true" style:font-name="DejaVu Sans" fo:font-size="10.5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Times New Roman" fo:font-family="'Times New Roman'" style:font-family-generic="swiss" fo:font-size="12pt" fo:language="en" fo:country="GB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  <style:text-properties fo:color="#0000ff"/>
    </style:style>
    <style:style style:name="List" style:family="paragraph" style:parent-style-name="Text_20_body" style:default-outline-level="" style:class="list"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pt" fo:font-style="italic" style:font-size-asian="10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8pt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style:font-style-asian="italic" style:font-style-complex="italic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References" style:family="paragraph" style:parent-style-name="Standard" style:default-outline-level="">
      <style:paragraph-properties fo:margin-left="0.254cm" fo:margin-right="0cm" fo:margin-top="0cm" fo:margin-bottom="0.141cm" style:contextual-spacing="false" fo:text-align="justify" style:justify-single-word="false" fo:text-indent="-0.254cm" style:auto-text-indent="false"/>
      <style:text-properties fo:font-size="9pt" fo:language="en" fo:country="US" style:font-size-asian="9pt" style:font-size-complex="9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style:line-height-at-least="0.353cm" fo:orphans="0" fo:widows="0" text:number-lines="false" text:line-number="0">
        <style:tab-stops>
          <style:tab-stop style:position="1.249cm"/>
        </style:tab-stops>
      </style:paragraph-properties>
      <style:text-properties fo:color="#00000a" style:font-name="Arial" fo:font-family="Arial" style:font-family-generic="swiss" fo:font-size="9pt" fo:language="fr" fo:country="FR" style:font-name-asian="Droid Sans" style:font-family-asian="'Droid Sans'" style:font-family-generic-asian="system" style:font-pitch-asian="variable" style:font-size-asian="9pt" style:font-name-complex="Lohit Hindi" style:font-family-complex="'Lohit Hindi'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wiss" fo:font-size="10pt" fo:language="fr" fo:country="FR" style:font-size-asian="10pt" style:font-name-complex="Courier New1" style:font-family-complex="'Courier New'" style:font-family-generic-complex="system" style:font-pitch-complex="variable" style:font-size-complex="10pt"/>
    </style:style>
    <style:style style:name="western" style:family="paragraph" style:parent-style-name="Standard" style:default-outline-level="">
      <style:paragraph-properties fo:margin-top="0.494cm" fo:margin-bottom="0.21cm" style:contextual-spacing="false" style:line-height-at-least="0.199cm"/>
      <style:text-properties fo:color="#00000a" style:font-name="Arial" fo:font-family="Arial" style:font-family-generic="swiss" fo:font-size="9pt" fo:language="fr" fo:country="FR" style:font-size-asian="9pt" style:font-name-complex="Arial1" style:font-family-complex="Arial" style:font-family-generic-complex="system" style:font-pitch-complex="variable" style:font-size-complex="9pt"/>
    </style:style>
    <style:style style:name="western1" style:family="paragraph" style:parent-style-name="Standard" style:default-outline-level="">
      <style:paragraph-properties fo:margin-top="0.494cm" fo:margin-bottom="0cm" style:contextual-spacing="false" style:line-height-at-least="0.349cm"/>
      <style:text-properties fo:color="#00000a" style:font-name="Arial" fo:font-family="Arial" style:font-family-generic="swiss" fo:font-size="9pt" fo:language="fr" fo:country="FR" style:font-size-asian="9pt" style:font-name-complex="Arial1" style:font-family-complex="Arial" style:font-family-generic-complex="system" style:font-pitch-complex="variable" style:font-size-complex="9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swiss" style:font-name-complex="Symbol1" style:font-family-complex="Symbol" style:font-family-generic-complex="system" style:font-pitch-complex="variable"/>
    </style:style>
    <style:style style:name="WW8Num1z2" style:family="text">
      <style:text-properties style:font-name="Courier New" fo:font-family="'Courier New'" style:font-family-generic="swiss" style:font-name-complex="Courier New1" style:font-family-complex="'Courier New'" style:font-family-generic-complex="system" style:font-pitch-complex="variable"/>
    </style:style>
    <style:style style:name="WW8Num1z3" style:family="text">
      <style:text-properties style:font-name="Wingdings" fo:font-family="Wingdings" style:font-family-generic="swiss" style:font-name-complex="Wingdings1" style:font-family-complex="Wingdings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swis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swiss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swiss" style:font-name-complex="Wingdings1" style:font-family-complex="Wingdings" style:font-family-generic-complex="system" style:font-pitch-complex="variable"/>
    </style:style>
    <style:style style:name="WW8Num3z3" style:family="text">
      <style:text-properties style:font-name="Symbol" fo:font-family="Symbol" style:font-family-generic="swiss" style:font-name-complex="Symbol1" style:font-family-complex="Symbol" style:font-family-generic-complex="system" style:font-pitch-complex="variable"/>
    </style:style>
    <style:style style:name="Titre_20_1_20_Car" style:display-name="Titre 1 Car" style:family="text">
      <style:text-properties style:font-name="Cambria" fo:font-family="Cambria" style:font-family-generic="swiss" fo:font-size="16pt" fo:language="en" fo:country="GB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style:font-name="Cambria" fo:font-family="Cambria" style:font-family-generic="swiss" fo:font-size="14pt" fo:language="en" fo:country="GB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style:font-name="Cambria" fo:font-family="Cambria" style:font-family-generic="swiss" fo:font-size="13pt" fo:language="en" fo:country="GB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Corps_20_de_20_texte_20_2_20_Car" style:display-name="Corps de texte 2 Car" style:family="text">
      <style:text-properties fo:font-size="12pt" fo:language="en" fo:country="GB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rps_20_de_20_texte_20_Car" style:display-name="Corps de texte Car" style:family="text">
      <style:text-properties fo:font-size="12pt" fo:language="en" fo:country="GB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udoraheader" style:family="text">
      <style:text-properties style:font-name-complex="Times New Roman1" style:font-family-complex="'Times New Roman'" style:font-family-generic-complex="system" style:font-pitch-complex="variable"/>
    </style:style>
    <style:style style:name="Note_20_de_20_bas_20_de_20_page_20_Car" style:display-name="Note de bas de page Car" style:family="text">
      <style:text-properties fo:font-size="10pt" fo:language="en" fo:country="GB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80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annotation_20_reference" style:display-name="annotation reference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Commentaire_20_Car" style:display-name="Commentaire Car" style:family="text">
      <style:text-properties fo:font-size="10pt" fo:language="en" fo:country="GB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Objet_20_du_20_commentaire_20_Car" style:display-name="Objet du commentaire Car" style:family="text">
      <style:text-properties fo:font-size="10pt" fo:language="en" fo:country="GB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fo:font-size="8pt" fo:language="en" fo:country="GB" style:font-size-asian="8pt" style:font-name-complex="Tahoma1" style:font-family-complex="Tahoma" style:font-family-generic-complex="system" style:font-pitch-complex="variable" style:font-size-complex="8pt"/>
    </style:style>
    <style:style style:name="WW-Caractères_20_de_20_note_20_de_20_bas_20_de_20_page" style:display-name="WW-Caractères de note de bas de page" style:family="text"/>
    <style:style style:name="Préformaté_20_HTML_20_Car" style:display-name="Préformaté HTML Car" style:family="text">
      <style:text-properties style:font-name="Courier New" fo:font-family="'Courier New'" style:font-family-generic="swiss" style:font-name-complex="Courier New1" style:font-family-complex="'Courier New'" style:font-family-generic-complex="system" style:font-pitch-complex="variable"/>
    </style:style>
    <style:style style:name="hps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1pt" officeooo:rsid="0069409d" officeooo:paragraph-rsid="006a446a" style:font-size-asian="11pt" style:font-size-complex="11pt"/>
    </style:style>
    <style:style style:name="MT1" style:family="text">
      <style:text-properties officeooo:rsid="006a446a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In Book of abstracts, pages 36-38 </text:p>
        <text:p text:style-name="MP1"><text:span text:style-name="MT1">Università della Svizzera italiana, European Network of Indicators Designers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2:06:00</meta:creation-date>
    <meta:initial-creator>STI2012 Conference</meta:initial-creator>
    <dc:language>fr-FR</dc:language>
    <meta:print-date>2015-05-27T21:34:07.399342919</meta:print-date>
    <dc:date>2015-09-12T15:39:54.481686647</dc:date>
    <meta:editing-cycles>23</meta:editing-cycles>
    <dc:title>Template papers STI 2012</dc:title>
    <meta:editing-duration>PT1H4M11S</meta:editing-duration>
    <meta:generator>LibreOffice/4.2.8.2$Linux_X86_64 LibreOffice_project/420m0$Build-2</meta:generator>
    <meta:printed-by>Élisabeth de Turckheim</meta:printed-by>
    <meta:document-statistic meta:table-count="1" meta:image-count="1" meta:object-count="0" meta:page-count="3" meta:paragraph-count="28" meta:word-count="667" meta:character-count="4703" meta:non-whitespace-character-count="4053"/>
    <meta:template xlink:type="simple" xlink:actuate="onRequest" xlink:title="Normal" xlink:href=""/>
  </office:meta>
</office:document-meta>
</file>